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 fo:language="en" fo:country="US"/>
    </style:style>
    <style:style style:name="P11" style:parent-style-name="Standard" style:family="paragraph">
      <style:text-properties fo:font-weight="bold" style:font-weight-asian="bold" style:font-weight-complex="bold" fo:language="en" fo:country="US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T19" style:parent-style-name="Fonteparág.padrão" style:family="text">
      <style:text-properties fo:color="#EF413D"/>
    </style:style>
    <style:style style:name="T20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EF413D" style:text-underline-type="single" style:text-underline-style="solid" style:text-underline-width="auto" style:text-underline-mode="continuous"/>
    </style:style>
    <style:style style:name="T21" style:parent-style-name="Fonteparág.padrão" style:family="text">
      <style:text-properties fo:color="#EF413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Fonteparág.padrão" style:family="text">
      <style:text-properties fo:language="en" fo:country="US"/>
    </style:style>
    <style:style style:name="T26" style:parent-style-name="Fonteparág.padrão" style:family="text">
      <style:text-properties fo:font-weight="bold" style:font-weight-asian="bold" style:font-weight-complex="bold" fo:language="en" fo:country="US"/>
    </style:style>
    <style:style style:name="T27" style:parent-style-name="Fonteparág.padrão" style:family="text">
      <style:text-properties fo:language="en" fo:country="US"/>
    </style:style>
    <style:style style:name="T28" style:parent-style-name="Fonteparág.padrão" style:family="text">
      <style:text-properties fo:language="en" fo:country="US"/>
    </style:style>
    <style:style style:name="T29" style:parent-style-name="Fonteparág.padrão" style:family="text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Fonteparág.padrão" style:family="text">
      <style:text-properties fo:font-weight="bold" style:font-weight-asian="bold" style:font-weight-complex="bold"/>
    </style:style>
    <style:style style:name="T34" style:parent-style-name="Fonteparág.padrão" style:family="text">
      <style:text-properties fo:font-weight="bold" style:font-weight-asian="bold" style:font-weight-complex="bold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Fonteparág.padrão" style:family="text">
      <style:text-properties fo:font-weight="bold" style:font-weight-asian="bold" style:font-weight-complex="bold"/>
    </style:style>
    <style:style style:name="T39" style:parent-style-name="Fonteparág.padrão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44" style:parent-style-name="Fonteparág.padrão" style:family="text">
      <style:text-properties fo:language="en" fo:country="US"/>
    </style:style>
    <style:style style:name="T45" style:parent-style-name="Fonteparág.padrão" style:family="text">
      <style:text-properties fo:font-weight="bold" style:font-weight-asian="bold" style:font-weight-complex="bold" fo:language="en" fo:country="US"/>
    </style:style>
    <style:style style:name="T46" style:parent-style-name="Fonteparág.padrão" style:family="text">
      <style:text-properties fo:language="en" fo:country="US"/>
    </style:style>
    <style:style style:name="T47" style:parent-style-name="Fonteparág.padrão" style:family="text">
      <style:text-properties fo:language="en" fo:country="US"/>
    </style:style>
    <style:style style:name="T48" style:parent-style-name="Fonteparág.padrão" style:family="text">
      <style:text-properties fo:language="en" fo:country="US"/>
    </style:style>
    <style:style style:name="T49" style:parent-style-name="Fonteparág.padrão" style:family="text">
      <style:text-properties fo:language="en" fo:country="US"/>
    </style:style>
    <style:style style:name="T50" style:parent-style-name="Fonteparág.padrão" style:family="text">
      <style:text-properties fo:language="en" fo:country="US"/>
    </style:style>
    <style:style style:name="T51" style:parent-style-name="Fonteparág.padrão" style:family="text">
      <style:text-properties fo:language="en" fo:country="US"/>
    </style:style>
    <style:style style:name="T52" style:parent-style-name="Fonteparág.padrão" style:family="text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Fonteparág.padrão" style:family="text">
      <style:text-properties fo:font-weight="bold" style:font-weight-asian="bold" style:font-weight-complex="bold"/>
    </style:style>
    <style:style style:name="T58" style:parent-style-name="Fonteparág.padrão" style:family="text">
      <style:text-properties fo:language="en" fo:country="US"/>
    </style:style>
    <style:style style:name="T59" style:parent-style-name="Fonteparág.padrão" style:family="text">
      <style:text-properties fo:font-weight="bold" style:font-weight-asian="bold" style:font-weight-complex="bold" fo:language="en" fo:country="US"/>
    </style:style>
    <style:style style:name="T60" style:parent-style-name="Fonteparág.padrão" style:family="text">
      <style:text-properties fo:language="en" fo:country="US"/>
    </style:style>
    <style:style style:name="T61" style:parent-style-name="Fonteparág.padrão" style:family="text">
      <style:text-properties fo:language="en" fo:country="US"/>
    </style:style>
    <style:style style:name="T62" style:parent-style-name="Fonteparág.padrão" style:family="text">
      <style:text-properties fo:language="en" fo:country="US"/>
    </style:style>
    <style:style style:name="T63" style:parent-style-name="Fonteparág.padrão" style:family="text">
      <style:text-properties fo:language="en" fo:country="US"/>
    </style:style>
    <style:style style:name="T64" style:parent-style-name="Fonteparág.padrão" style:family="text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68" style:parent-style-name="Fonteparág.padrão" style:family="text">
      <style:text-properties fo:font-weight="bold" style:font-weight-asian="bold" style:font-weight-complex="bold"/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Fonteparág.padrão" style:family="text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T79" style:parent-style-name="Fonteparág.padrão" style:family="text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OCUMENTAÇÃO API <text:s/>- SISTEMA DE GERENCIAMENTO DO DESENVOLVIMENTO</text:p>
      <text:p text:style-name="P2"/>
      <text:p text:style-name="P3">Versão 1.1</text:p>
      <text:p text:style-name="Standard"/>
      <text:p text:style-name="Standard"><text:span text:style-name="T4">1.0) Descrição</text:span></text:p>
      <text:p text:style-name="Standard"/>
      <text:p text:style-name="Standard">Esta API fornece as rotas para servir as aplicações nas plataformas WEB e Mobile em relação as funcionalidades do Sistema de Gerenciado do<text:s/>Desenvolvimento - SGD. As funcionalidades estão em função de pessoas, equipamentos, ideias e cargos. Nesta primeira versão, a documentação diz respeito somente a parte de cadastro de colaborador.</text:p>
      <text:p text:style-name="P5"/>
      <text:p text:style-name="P6">2.0) Rotas</text:p>
      <text:p text:style-name="P7"/>
      <text:p text:style-name="P8">Para qualquer requisição dever-se-á configurar<text:s/>o cabeçalho das requisição com o token de autorização.</text:p>
      <text:p text:style-name="P9"/>
      <text:p text:style-name="P10">Dados:<text:line-break/><text:tab/>"x-access-token” : “@sgd-header-token-#123321*7!”</text:p>
      <text:p text:style-name="P11"/>
      <text:p text:style-name="P12">2.1) Rotas para cadastro de colaborador:</text:p>
      <text:p text:style-name="P13">2.1.1) Primeiramente deve-se verificar se o CPF em questão já está cadastrado. Para isso, usar-se-á<text:s/>a seguinte rota:</text:p>
      <text:p text:style-name="P14"/>
      <text:p text:style-name="Standard">Endpoint-interno:<text:span text:style-name="T15"><text:s/></text:span>http://172.20.100.29:3005<text:a xlink:href="http://177.66.8.244:3001/create" office:target-frame-name="_top" xlink:show="replace">/</text:a><text:a xlink:href="http://177.66.8.244:3001/create" office:target-frame-name="_top" xlink:show="replace">v</text:a>erificarSeExisteColaborador/:cpfPessoa</text:p>
      <text:p text:style-name="P16">Endpoint-externo: http://177.66.8.244:3005/verificarSeExisteColaborador/:cpfPessoa</text:p>
      <text:p text:style-name="P17">Método: GET</text:p>
      <text:p text:style-name="P18"/>
      <text:p text:style-name="Standard">Parâmetros:</text:p>
      <text:p text:style-name="Standard"><text:tab/>- cpfPessoa: VARCHAR(11) concatenado com o endpoint.</text:p>
      <text:p text:style-name="Standard">Exemplo:</text:p>
      <text:p text:style-name="Standard"><text:tab/><text:s/><text:a xlink:href="http://172.20.100.29:3005/verificarSeExisteColaborador/00011122233" office:target-frame-name="_top" xlink:show="replace">http://172.20.100.29:3005/</text:a><text:a xlink:href="http://172.20.100.29:3005/verificarSeExisteColaborador/00011122233" office:target-frame-name="_top" xlink:show="replace">verificarSeExisteColaborador/00011122233</text:a></text:p>
      <text:p text:style-name="Standard">Resposta esperada:</text:p>
      <text:p text:style-name="Standard"><text:s/>- Se o CPF verificado já estiver cadastrado:</text:p>
      <text:p text:style-name="Standard"><text:tab/>{</text:p>
      <text:p text:style-name="Standard"><text:tab/><text:tab/>cadastrado: true</text:p>
      <text:p text:style-name="Standard"><text:tab/>}</text:p>
      <text:p text:style-name="Standard"/>
      <text:p text:style-name="Standard">- Se o CPF verificado ainda não estiver cadastrado:</text:p>
      <text:p text:style-name="Standard"><text:tab/>{</text:p>
      <text:p text:style-name="Standard"><text:tab/><text:tab/>cadastrado: false</text:p>
      <text:p text:style-name="Standard"><text:tab/>}</text:p>
      <text:p text:style-name="Standard"/>
      <text:p text:style-name="Standard"><text:span text:style-name="T19">O cadastro será continuado, obviamente, se a resposta da verificação for<text:s/></text:span><text:span text:style-name="T20">false</text:span><text:span text:style-name="T21">.</text:span></text:p>
      <text:p text:style-name="P22"/>
      <text:p text:style-name="P23">2.1.2) Agora que foi<text:s/>verificado que o CPF ainda não está cadastrado, então far-se-á a adição do novo registro na base de dados.</text:p>
      <text:p text:style-name="P24"><text:s/></text:p>
      <text:p text:style-name="Standard"><text:span text:style-name="T25">Endpoint-interno:</text:span><text:span text:style-name="T26"><text:s/></text:span><text:span text:style-name="T27">http://172.20.100.29:3005</text:span><text:a xlink:href="http://177.66.8.244:3001/create" office:target-frame-name="_top" xlink:show="replace"><text:span text:style-name="T28">/</text:span></text:a><text:span text:style-name="T29">adicionarColaborador</text:span></text:p>
      <text:p text:style-name="P30">Endpoint-externo: http://177.66.8.244:3005/adicionarColaborador</text:p>
      <text:p text:style-name="P31"/>
      <text:p text:style-name="Standard">Método: POST</text:p>
      <text:p text:style-name="Standard"><text:s/></text:p>
      <text:soft-page-break/>
      <text:p text:style-name="P32">Parâmetros:</text:p>
      <text:p text:style-name="Standard"><text:span text:style-name="T33"><text:tab/>-<text:s/></text:span>cpfPessoa: VARCAR(11)<text:span text:style-name="T34"><text:line-break/></text:span><text:span text:style-name="T35"><text:tab/>-<text:s/></text:span>nomeCompletoPessoa: varchar(200)</text:p>
      <text:p text:style-name="Standard"><text:tab/>- dataNascimentoPessoa: DATE (yyyy-MM-dd) <text:s text:c="3"/></text:p>
      <text:p text:style-name="Standard"><text:tab/>- sexoPessoa: CHAR(1)</text:p>
      <text:p text:style-name="Standard"><text:tab/>- cargoPessoa: INT(11)<text:tab/></text:p>
      <text:p text:style-name="P36"/>
      <text:p text:style-name="P37">Exemplo de requisição<text:s/>com JSON:</text:p>
      <text:p text:style-name="Standard"><text:span text:style-name="T38"><text:tab/><text:s/></text:span>JSON-exemplo:<text:span text:style-name="T39"><text:tab/></text:span></text:p>
      <text:p text:style-name="Standard"><text:tab/>{<text:line-break/><text:tab/><text:s/><text:tab/>“cpfPessoa” : “00011133355”,</text:p>
      <text:p text:style-name="Standard"><text:tab/><text:s/><text:tab/>“nomeCompletoPessoa”: “Fulano de tal de alguma coisa”,</text:p>
      <text:p text:style-name="Standard"><text:tab/><text:s/><text:tab/>“dataNascimentoPessoa”: “2000-01-01”,</text:p>
      <text:p text:style-name="Standard"><text:tab/><text:tab/>“sexoPessoa”:”M”,</text:p>
      <text:p text:style-name="Standard"><text:tab/><text:tab/>“cargoPessoa”: 1</text:p>
      <text:p text:style-name="Standard"><text:tab/>}</text:p>
      <text:p text:style-name="Standard"/>
      <text:p text:style-name="Standard">Observação: O parâmetro será o resultado das escolha pelo usuário no momento do cadastro de que cargo o novo colaborador pertencerá, essa informação deverá ser listada a partir do consumo da API do endpoint:<text:s/><text:a xlink:href="http://172.20.100.29:3005/listarCargos" office:target-frame-name="_top" xlink:show="replace">http://172.20.100.29:3005/listarCargos</text:a><text:s/>ou<text:s/><text:a xlink:href="http://177.66.8.244:3005/listarCargos" office:target-frame-name="_top" xlink:show="replace">http://177.66.8.244:3005/listarCargos</text:a>. <text:s/></text:p>
      <text:p text:style-name="P40"/>
      <text:p text:style-name="P41">Resposta esperada:</text:p>
      <text:p text:style-name="Standard"><text:s text:c="5"/>- Se o cadastro correr tudo bem:</text:p>
      <text:p text:style-name="Standard"><text:tab/>{</text:p>
      <text:p text:style-name="Standard"><text:tab/><text:tab/>erro: false,</text:p>
      <text:p text:style-name="Standard"><text:tab/><text:tab/>mensagem: {dados do colaborador cadastrado}</text:p>
      <text:p text:style-name="Standard"><text:tab/>}</text:p>
      <text:p text:style-name="Standard"><text:s text:c="5"/>- Se o cadastro não for bem sucedido:<text:line-break/><text:s/><text:tab/>{</text:p>
      <text:p text:style-name="Standard"><text:tab/><text:tab/>erro: true,</text:p>
      <text:p text:style-name="Standard"><text:tab/><text:tab/>mensagem: {Mensagem de erro do servidor}</text:p>
      <text:p text:style-name="Standard"><text:tab/>}</text:p>
      <text:p text:style-name="P42"/>
      <text:p text:style-name="P43">2.2) Rota para listagem dos colaboradores cadastrados:</text:p>
      <text:p text:style-name="Standard"><text:span text:style-name="T44">Endpoint-interno:</text:span><text:span text:style-name="T45"><text:s/></text:span><text:a xlink:href="http://172.20.100.29:3005/listarCargos" office:target-frame-name="_top" xlink:show="replace"><text:span text:style-name="T46">http://172.20.100.29:3005</text:span></text:a><text:a xlink:href="http://177.66.8.244:3001/create" office:target-frame-name="_top" xlink:show="replace"><text:span text:style-name="T47">/</text:span></text:a><text:span text:style-name="T48">listarColaboradores</text:span></text:p>
      <text:p text:style-name="Standard"><text:span text:style-name="T49">Endpoint-externo:<text:s/></text:span><text:a xlink:href="http://177.66.8.244:3005/listarCargos" office:target-frame-name="_top" xlink:show="replace"><text:span text:style-name="T50">http://177.66.8.244:3005</text:span></text:a><text:a xlink:href="http://177.66.8.244:3001/" office:target-frame-name="_top" xlink:show="replace"><text:span text:style-name="T51">/</text:span></text:a><text:span text:style-name="T52">listarColaboradores</text:span></text:p>
      <text:p text:style-name="P53"/>
      <text:p text:style-name="Standard">Método: GET</text:p>
      <text:p text:style-name="Standard"/>
      <text:p text:style-name="P54">Resposta esperada:</text:p>
      <text:p text:style-name="Standard"><text:s text:c="6"/>- Um vetor JSON com todos os objetos JSON dos colaboradores registrados;</text:p>
      <text:p text:style-name="Standard"><text:s text:c="6"/>- Se o cadastro correr tudo bem:</text:p>
      <text:p text:style-name="Standard"><text:tab/>{</text:p>
      <text:p text:style-name="Standard"><text:tab/><text:tab/>erro: false,</text:p>
      <text:p text:style-name="Standard"><text:tab/><text:tab/>mensagem: {dados dos colaboradores cadastrados}</text:p>
      <text:p text:style-name="Standard"><text:tab/>}</text:p>
      <text:p text:style-name="Standard"><text:s text:c="5"/>- Se o cadastro não for bem sucedido:<text:line-break/><text:s/><text:tab/>{</text:p>
      <text:p text:style-name="Standard"><text:tab/><text:tab/>erro: true,</text:p>
      <text:p text:style-name="Standard"><text:tab/><text:tab/>mensagem: {Mensagem de erro do servidor}</text:p>
      <text:p text:style-name="Standard"><text:tab/>}</text:p>
      <text:p text:style-name="P55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/>
      <text:p text:style-name="Standard"><text:span text:style-name="T57">2.3) Rota para atualização de dados de um colaborador:</text:span></text:p>
      <text:p text:style-name="Standard"><text:span text:style-name="T58">Endpoint-interno:</text:span><text:span text:style-name="T59"><text:s/></text:span><text:span text:style-name="T60">http://172.20.100.29:3005</text:span><text:a xlink:href="http://177.66.8.244:3001/create" office:target-frame-name="_top" xlink:show="replace"><text:span text:style-name="T61">/</text:span></text:a><text:span text:style-name="T62">atualizarColaborador/:cpfPessoa</text:span></text:p>
      <text:p text:style-name="Standard"><text:span text:style-name="T63">Endpoint-externo: http:/</text:span><text:span text:style-name="T64">/177.66.8.244:3005/atualizarColaborador/:cpfPessoa</text:span></text:p>
      <text:p text:style-name="P65"/>
      <text:p text:style-name="Standard">Método: PUT</text:p>
      <text:p text:style-name="Standard"/>
      <text:p text:style-name="P66">Parâmetros:</text:p>
      <text:p text:style-name="Standard"><text:span text:style-name="T67"><text:tab/>-<text:s/></text:span>cargoPessoa: INT(11)</text:p>
      <text:p text:style-name="Standard"/>
      <text:p text:style-name="Standard"><text:span text:style-name="T68">Exemplo de requisição</text:span><text:span text:style-name="T69"><text:s/>com JSON para atualização:</text:span><text:line-break/><text:tab/>Endpont-exemplo:<text:s/><text:a xlink:href="http://172.20.100.41:8080/update/:1" office:target-frame-name="_top" xlink:show="replace">http://</text:a><text:a xlink:href="http://172.20.100.41:8080/update/:1" office:target-frame-name="_top" xlink:show="replace">172.20.100.29:3001</text:a><text:a xlink:href="http://172.20.100.41:8080/update/:1" office:target-frame-name="_top" xlink:show="replace">/</text:a><text:a xlink:href="http://172.20.100.41:8080/update/:1" office:target-frame-name="_top" xlink:show="replace">atualizarColaborador</text:a><text:a xlink:href="http://172.20.100.41:8080/update/:1" office:target-frame-name="_top" xlink:show="replace">/</text:a>00011133355</text:p>
      <text:p text:style-name="Standard"/>
      <text:p text:style-name="Standard"><text:tab/>JSON-exemplo com dados para atualização:</text:p>
      <text:p text:style-name="Standard"><text:tab/>{</text:p>
      <text:p text:style-name="Standard"><text:tab/><text:tab/>cargoPessoa: 3</text:p>
      <text:p text:style-name="Standard"><text:tab/>}</text:p>
      <text:p text:style-name="Standard"/>
      <text:p text:style-name="P70">Resposta esperada:</text:p>
      <text:p text:style-name="Standard"><text:s text:c="6"/>- Um objeto JSON a flag de sucesso com o vetor de dados do colaborador registrados;</text:p>
      <text:p text:style-name="Standard"><text:s text:c="6"/>- Se o cadastro correr tudo bem:</text:p>
      <text:p text:style-name="Standard"><text:tab/>{</text:p>
      <text:p text:style-name="Standard"><text:tab/><text:tab/>erro: false,</text:p>
      <text:p text:style-name="Standard"><text:tab/><text:tab/>mensagem: {dados do colaborador atualizados}</text:p>
      <text:p text:style-name="Standard"><text:tab/>}</text:p>
      <text:p text:style-name="Standard"><text:s text:c="5"/>- Se o cadastro não for bem sucedido:<text:line-break/><text:s/><text:tab/>{</text:p>
      <text:p text:style-name="Standard"><text:tab/><text:tab/>erro: true,</text:p>
      <text:p text:style-name="Standard"><text:tab/><text:tab/>mensagem: {Mensagem de erro do servidor}</text:p>
      <text:p text:style-name="Standard"><text:tab/>}</text:p>
      <text:p text:style-name="P71"/>
      <text:p text:style-name="Standard"/>
      <text:p text:style-name="P72">2.4) Rota para deleção de dados de um colaborador:</text:p>
      <text:p text:style-name="Standard">Endpoint-interno:<text:span text:style-name="T73"><text:s/></text:span>http://172.20.100.29:3005<text:a xlink:href="http://177.66.8.244:3001/create" office:target-frame-name="_top" xlink:show="replace">/</text:a><text:a xlink:href="http://177.66.8.244:3001/create" office:target-frame-name="_top" xlink:show="replace">e</text:a>xcluirColaborador/:id</text:p>
      <text:p text:style-name="Standard">Endpoint-externo: http://177.66.8.244:3005/excluirColaborador/:id</text:p>
      <text:p text:style-name="Standard"/>
      <text:p text:style-name="Standard">Método: DELETE</text:p>
      <text:p text:style-name="P74"/>
      <text:p text:style-name="Standard"><text:span text:style-name="T75">Exemplo de requisição para deleção:</text:span><text:line-break/><text:tab/>Endpoint-exemplo:<text:s/><text:a xlink:href="http://172.20.100.41:8080/update/:1" office:target-frame-name="_top" xlink:show="replace">http://172.20.100.</text:a><text:a xlink:href="http://172.20.100.41:8080/update/:1" office:target-frame-name="_top" xlink:show="replace">29</text:a><text:a xlink:href="http://172.20.100.41:8080/update/:1" office:target-frame-name="_top" xlink:show="replace">:</text:a><text:a xlink:href="http://172.20.100.41:8080/update/:1" office:target-frame-name="_top" xlink:show="replace">300</text:a><text:a xlink:href="http://172.20.100.41:8080/update/:1" office:target-frame-name="_top" xlink:show="replace">5</text:a><text:a xlink:href="http://172.20.100.41:8080/update/:1" office:target-frame-name="_top" xlink:show="replace">/</text:a>excluirColaborador<text:a xlink:href="http://172.20.100.41:8080/update/:1" office:target-frame-name="_top" xlink:show="replace">/</text:a><text:a xlink:href="http://172.20.100.41:8080/update/:1" office:target-frame-name="_top" xlink:show="replace">0</text:a>0011133355</text:p>
      <text:p text:style-name="Standard"/>
      <text:p text:style-name="P76">Resposta esperada:</text:p>
      <text:p text:style-name="Standard"><text:s text:c="5"/>- Se o cadastro correr tudo bem:</text:p>
      <text:p text:style-name="Standard"><text:tab/>{</text:p>
      <text:p text:style-name="Standard"><text:tab/><text:tab/>erro: false,</text:p>
      <text:p text:style-name="Standard"><text:tab/><text:tab/>mensagem: {“Colaborador de CPF xxxxxxxxxyy foi deletado da base de dados.”}</text:p>
      <text:soft-page-break/>
      <text:p text:style-name="Standard"><text:tab/>}</text:p>
      <text:p text:style-name="Standard"><text:s text:c="5"/>- Se o cadastro não for bem sucedido:<text:line-break/><text:s/><text:tab/>{</text:p>
      <text:p text:style-name="Standard"><text:tab/><text:tab/>erro: true,</text:p>
      <text:p text:style-name="Standard"><text:tab/><text:tab/>mensagem: {Mensagem de erro do servidor}</text:p>
      <text:p text:style-name="Standard"><text:tab/>}</text:p>
      <text:p text:style-name="P77"/>
      <text:p text:style-name="P78">2.2) Rota para listagem dos cargos cadastrados:</text:p>
      <text:p text:style-name="Standard">Endpoint-interno:<text:span text:style-name="T79"><text:s/></text:span><text:a xlink:href="http://172.20.100.29:3005/listarCargos" office:target-frame-name="_top" xlink:show="replace">http://172.20.100.29:3005</text:a><text:a xlink:href="http://177.66.8.244:3001/create" office:target-frame-name="_top" xlink:show="replace">/</text:a>listarCargos</text:p>
      <text:p text:style-name="Standard">Endpoint-externo:<text:s/><text:a xlink:href="http://177.66.8.244:3005/listarCargos" office:target-frame-name="_top" xlink:show="replace">http://177.66.8.244:3005</text:a><text:a xlink:href="http://177.66.8.244:3001/" office:target-frame-name="_top" xlink:show="replace">/</text:a>listarCargos</text:p>
      <text:p text:style-name="Standard"/>
      <text:p text:style-name="Standard">Método: GET</text:p>
      <text:p text:style-name="Standard"/>
      <text:p text:style-name="P80">Resposta esperada:</text:p>
      <text:p text:style-name="Standard"><text:s text:c="6"/>- Um vetor JSON com todos os objetos JSON dos cargos registrados;</text:p>
      <text:p text:style-name="Standard"><text:s text:c="6"/>- Se o cadastro correr tudo bem:</text:p>
      <text:p text:style-name="Standard"><text:tab/>{</text:p>
      <text:p text:style-name="Standard"><text:tab/><text:tab/>erro: false,</text:p>
      <text:p text:style-name="Standard"><text:tab/><text:tab/>mensagem: {dados dos cargos cadastrados}</text:p>
      <text:p text:style-name="Standard"><text:tab/>}</text:p>
      <text:p text:style-name="Standard"><text:s text:c="5"/>- Se o cadastro não for bem sucedido:<text:line-break/><text:s/><text:tab/>{</text:p>
      <text:p text:style-name="Standard"><text:tab/><text:tab/>erro: true,</text:p>
      <text:p text:style-name="Standard"><text:tab/><text:tab/>mensagem: {Mensagem de erro do servidor}</text:p>
      <text:p text:style-name="Standard"><text:tab/>}</text:p>
      <text:p text:style-name="Standard"/>
      <text:p text:style-name="Standard">Fazer um CRUD utilizando Vue.js através de uma API Rest para WEB e para Mobile fazer para as plataformas Android e IOS.</text:p>
      <text:p text:style-name="Standard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UGO LEONE DE ARAUJO SOUZA</dc:creator>
    <meta:creation-date>2019-08-20T10:51:00Z</meta:creation-date>
    <dc:date>2019-09-16T15:06:00Z</dc:date>
    <meta:template xlink:href="Normal.dotm" xlink:type="simple"/>
    <meta:editing-cycles>35</meta:editing-cycles>
    <meta:editing-duration>PT9360S</meta:editing-duration>
    <meta:document-statistic meta:page-count="4" meta:paragraph-count="13" meta:word-count="1042" meta:character-count="6660" meta:row-count="46" meta:non-whitespace-character-count="5631"/>
  </office:meta>
</office:document-meta>
</file>